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A000003B5854F5B87104ACA54.png" manifest:media-type="image/png"/>
  <manifest:file-entry manifest:full-path="Pictures/10000201000002B80000020D31D368ADAB43DD9B.png" manifest:media-type="image/png"/>
  <manifest:file-entry manifest:full-path="Pictures/10000000000004CB000003A730C85F345D3F2126.png" manifest:media-type="image/png"/>
  <manifest:file-entry manifest:full-path="Pictures/10000000000004BB00000373B27708645BC346ED.png" manifest:media-type="image/png"/>
  <manifest:file-entry manifest:full-path="Pictures/10000000000005680000039D01ABCB8BA4C359CD.png" manifest:media-type="image/png"/>
  <manifest:file-entry manifest:full-path="Pictures/10000000000003C70000028EF2E38D1A9700DE96.png" manifest:media-type="image/png"/>
  <manifest:file-entry manifest:full-path="Pictures/10000000000003D7000002927A8E3F7974F8DD72.png" manifest:media-type="image/png"/>
  <manifest:file-entry manifest:full-path="Pictures/10000000000003F4000002EA75EC3D715EC60B61.png" manifest:media-type="image/png"/>
  <manifest:file-entry manifest:full-path="Pictures/10000000000003D2000002771A27C7C07F22721D.png" manifest:media-type="image/png"/>
  <manifest:file-entry manifest:full-path="Pictures/1000000000000240000001A9C69FBA0D2BF07517.png" manifest:media-type="image/png"/>
  <manifest:file-entry manifest:full-path="Pictures/10000000000004390000032AA83C82FC33A64E2B.png" manifest:media-type="image/png"/>
  <manifest:file-entry manifest:full-path="Pictures/10000000000003EE000002A535E2AB4C49D294AD.png" manifest:media-type="image/png"/>
  <manifest:file-entry manifest:full-path="Pictures/10000201000002B5000001F8025220790ADA1D71.png" manifest:media-type="image/png"/>
  <manifest:file-entry manifest:full-path="Pictures/10000000000003C200000251AE302D07645E6648.png" manifest:media-type="image/png"/>
  <manifest:file-entry manifest:full-path="Pictures/10000000000003BC0000027D7F7D628732259F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in" svg:height="4.4272in" draw:z-index="0"><draw:image xlink:href="Pictures/1000000000000240000001A9C69FBA0D2BF0751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7.8752in" svg:height="5.8047in" draw:z-index="1"><draw:image xlink:href="Pictures/10000000000003F4000002EA75EC3D715EC60B61.png" xlink:type="simple" xlink:show="embed" xlink:actuate="onLoad" loext:mime-type="image/png"/></draw:frame></text:p>
      <text:p text:style-name="Standard"><draw:frame draw:style-name="fr3" draw:name="Image3" text:anchor-type="paragraph" svg:width="7.8752in" svg:height="4.8543in" draw:z-index="2"><draw:image xlink:href="Pictures/10000000000003C200000251AE302D07645E6648.png" xlink:type="simple" xlink:show="embed" xlink:actuate="onLoad" loext:mime-type="image/png"/></draw:frame><draw:frame draw:style-name="fr4" draw:name="Image4" text:anchor-type="paragraph" svg:x="0in" svg:y="4.4957in" svg:width="7.8752in" svg:height="5.2992in" draw:z-index="3"><draw:image xlink:href="Pictures/10000000000003EE000002A535E2AB4C49D294A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3" draw:name="Image5" text:anchor-type="paragraph" svg:width="7.8752in" svg:height="5.0807in" draw:z-index="4"><draw:image xlink:href="Pictures/10000000000003D2000002771A27C7C07F22721D.png" xlink:type="simple" xlink:show="embed" xlink:actuate="onLoad" loext:mime-type="image/png"/></draw:frame><text:soft-page-break/></text:p>
      <text:p text:style-name="Standard"><draw:frame draw:style-name="fr4" draw:name="Image6" text:anchor-type="paragraph" svg:x="0in" svg:y="0.2516in" svg:width="7.8752in" svg:height="5.2472in" draw:z-index="5"><draw:image xlink:href="Pictures/10000000000003BC0000027D7F7D628732259F31.png" xlink:type="simple" xlink:show="embed" xlink:actuate="onLoad" loext:mime-type="image/png"/></draw:frame></text:p>
      <text:p text:style-name="Standard"><draw:frame draw:style-name="fr4" draw:name="Image7" text:anchor-type="paragraph" svg:x="0in" svg:y="0in" svg:width="7.8752in" svg:height="5.2709in" draw:z-index="6"><draw:image xlink:href="Pictures/10000000000003D7000002927A8E3F7974F8DD72.png" xlink:type="simple" xlink:show="embed" xlink:actuate="onLoad" loext:mime-type="image/png"/></draw:frame><draw:frame draw:style-name="fr4" draw:name="Image8" text:anchor-type="paragraph" svg:x="0in" svg:y="4.8898in" svg:width="7.8752in" svg:height="5.3256in" draw:z-index="7"><draw:image xlink:href="Pictures/10000000000003C70000028EF2E38D1A9700DE96.png" xlink:type="simple" xlink:show="embed" xlink:actuate="onLoad" loext:mime-type="image/png"/></draw:frame><text:soft-page-break/></text:p>
      <text:p text:style-name="Standard"/>
      <text:p text:style-name="Standard"><draw:frame draw:style-name="fr3" draw:name="Image9" text:anchor-type="paragraph" svg:width="7.8752in" svg:height="5.2634in" draw:z-index="8"><draw:image xlink:href="Pictures/10000000000005680000039D01ABCB8BA4C359CD.png" xlink:type="simple" xlink:show="embed" xlink:actuate="onLoad" loext:mime-type="image/png"/></draw:frame><draw:frame draw:style-name="fr4" draw:name="Image10" text:anchor-type="paragraph" svg:x="0in" svg:y="5.7575in" svg:width="6.8756in" svg:height="5.0134in" draw:z-index="9"><draw:image xlink:href="Pictures/10000000000004BB00000373B27708645BC346E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1" text:anchor-type="paragraph" svg:width="5.8965in" svg:height="4.4181in" draw:z-index="10"><draw:image xlink:href="Pictures/10000000000004390000032AA83C82FC33A64E2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2" text:anchor-type="paragraph" svg:x="0.8543in" svg:y="0.1354in" svg:width="6.1673in" svg:height="4.6992in" draw:z-index="11"><draw:image xlink:href="Pictures/10000000000004CB000003A730C85F345D3F212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paragraph" svg:width="6.0063in" svg:height="4.6484in" draw:z-index="12"><draw:image xlink:href="Pictures/10000201000004CA000003B5854F5B87104ACA54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4" text:anchor-type="paragraph" svg:x="0.4063in" svg:y="0.1602in" svg:width="7.25in" svg:height="5.4689in" draw:z-index="13"><draw:image xlink:href="Pictures/10000201000002B80000020D31D368ADAB43DD9B.png" xlink:type="simple" xlink:show="embed" xlink:actuate="onLoad" loext:mime-type="image/x-vclgraphic"/></draw:frame></text:p>
      <text:p text:style-name="Standard"/>
      <text:p text:style-name="Standard"><text:soft-page-break/></text:p>
      <text:p text:style-name="Standard"><draw:frame draw:style-name="fr1" draw:name="Image15" text:anchor-type="paragraph" svg:width="6.9327in" svg:height="5.0417in" draw:z-index="14"><draw:image xlink:href="Pictures/10000201000002B5000001F8025220790ADA1D7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291in" fo:margin-bottom="0.15in" fo:margin-left="0.2602in" fo:margin-right="0.364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3:08:44.649264614</meta:creation-date>
    <dc:date>2020-07-02T18:46:13.703542943</dc:date>
    <meta:editing-duration>PT5H37M27S</meta:editing-duration>
    <meta:editing-cycles>13</meta:editing-cycles>
    <meta:generator>LibreOffice/6.0.7.3$Linux_X86_64 LibreOffice_project/00m0$Build-3</meta:generator>
    <meta:document-statistic meta:table-count="0" meta:image-count="15" meta:object-count="0" meta:page-count="11" meta:paragraph-count="0" meta:word-count="0" meta:character-count="0" meta:non-whitespace-character-count="0"/>
  </office:meta>
</office:document-meta>
</file>